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113.3pt"/>
    </style:style>
    <style:style style:name="co4" style:family="table-column">
      <style:table-column-properties fo:break-before="auto" style:column-width="74.21pt"/>
    </style:style>
    <style:style style:name="co5" style:family="table-column">
      <style:table-column-properties fo:break-before="auto" style:column-width="91.64pt"/>
    </style:style>
    <style:style style:name="co6" style:family="table-column">
      <style:table-column-properties fo:break-before="auto" style:column-width="78.46pt"/>
    </style:style>
    <style:style style:name="co7" style:family="table-column">
      <style:table-column-properties fo:break-before="auto" style:column-width="95.9pt"/>
    </style:style>
    <style:style style:name="co8" style:family="table-column">
      <style:table-column-properties fo:break-before="auto" style:column-width="29.7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50-tra-90k-5000res-2folds-1e-06ridge-50w2vdim-&lt;start&gt;-09-09_23: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3234364365316" calcext:value-type="float">
            <text:p>0.4632343644</text:p>
          </table:table-cell>
          <table:table-cell office:value-type="float" office:value="0.000320363645565286" calcext:value-type="float">
            <text:p>0.0003203636</text:p>
          </table:table-cell>
          <table:table-cell office:value-type="float" office:value="0.0290246191212188" calcext:value-type="float">
            <text:p>0.0290246191</text:p>
          </table:table-cell>
          <table:table-cell office:value-type="float" office:value="0.000842901302715833" calcext:value-type="float">
            <text:p>0.0008429013</text:p>
          </table:table-cell>
          <table:table-cell office:value-type="float" office:value="0.16776330315743" calcext:value-type="float">
            <text:p>0.1677633032</text:p>
          </table:table-cell>
          <table:table-cell office:value-type="float" office:value="0.00278207109737248" calcext:value-type="float">
            <text:p>0.0027820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63482643840874" calcext:value-type="float">
            <text:p>0.4634826438</text:p>
          </table:table-cell>
          <table:table-cell table:style-name="ce1" office:value-type="float" office:value="0.0000057175185190772" calcext:value-type="float">
            <text:p>5.72E-06</text:p>
          </table:table-cell>
          <table:table-cell office:value-type="float" office:value="0.0295891293147862" calcext:value-type="float">
            <text:p>0.0295891293</text:p>
          </table:table-cell>
          <table:table-cell office:value-type="float" office:value="0.000504710384926768" calcext:value-type="float">
            <text:p>0.0005047104</text:p>
          </table:table-cell>
          <table:table-cell office:value-type="float" office:value="0.172665047471848" calcext:value-type="float">
            <text:p>0.1726650475</text:p>
          </table:table-cell>
          <table:table-cell office:value-type="float" office:value="0.00225215279311107" calcext:value-type="float">
            <text:p>0.0022521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2910344456048" calcext:value-type="float">
            <text:p>0.4629103445</text:p>
          </table:table-cell>
          <table:table-cell office:value-type="float" office:value="0.000201047537779608" calcext:value-type="float">
            <text:p>0.0002010475</text:p>
          </table:table-cell>
          <table:table-cell office:value-type="float" office:value="0.0296432251416795" calcext:value-type="float">
            <text:p>0.0296432251</text:p>
          </table:table-cell>
          <table:table-cell office:value-type="float" office:value="0.000400934717008904" calcext:value-type="float">
            <text:p>0.0004009347</text:p>
          </table:table-cell>
          <table:table-cell office:value-type="float" office:value="0.171340251711195" calcext:value-type="float">
            <text:p>0.1713402517</text:p>
          </table:table-cell>
          <table:table-cell office:value-type="float" office:value="0.00207551335835726" calcext:value-type="float">
            <text:p>0.00207551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63044848571833" calcext:value-type="float">
            <text:p>0.4630448486</text:p>
          </table:table-cell>
          <table:table-cell office:value-type="float" office:value="0.000258658083674118" calcext:value-type="float">
            <text:p>0.0002586581</text:p>
          </table:table-cell>
          <table:table-cell office:value-type="float" office:value="0.0297013689556193" calcext:value-type="float">
            <text:p>0.029701369</text:p>
          </table:table-cell>
          <table:table-cell office:value-type="float" office:value="0.000624310002207988" calcext:value-type="float">
            <text:p>0.00062431</text:p>
          </table:table-cell>
          <table:table-cell office:value-type="float" office:value="0.172576727754471" calcext:value-type="float">
            <text:p>0.1725767278</text:p>
          </table:table-cell>
          <table:table-cell office:value-type="float" office:value="0.00278207109737248" calcext:value-type="float">
            <text:p>0.00278207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63489897397806" calcext:value-type="float">
            <text:p>0.4634898974</text:p>
          </table:table-cell>
          <table:table-cell table:style-name="ce1" office:value-type="float" office:value="0.0000951053073610098" calcext:value-type="float">
            <text:p>9.51E-05</text:p>
          </table:table-cell>
          <table:table-cell office:value-type="float" office:value="0.0302745271215132" calcext:value-type="float">
            <text:p>0.0302745271</text:p>
          </table:table-cell>
          <table:table-cell office:value-type="float" office:value="0.000214911312283798" calcext:value-type="float">
            <text:p>0.0002149113</text:p>
          </table:table-cell>
          <table:table-cell office:value-type="float" office:value="0.178604548465445" calcext:value-type="float">
            <text:p>0.1786045485</text:p>
          </table:table-cell>
          <table:table-cell office:value-type="float" office:value="0.000551998233605661" calcext:value-type="float">
            <text:p>0.00055199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])" office:value-type="float" office:value="0.463232419726375" calcext:value-type="float">
            <text:p>0.4632324197</text:p>
          </table:table-cell>
          <table:table-cell/>
          <table:table-cell table:formula="of:=AVERAGE([.D2:.D6])" office:value-type="float" office:value="0.0296465739309634" calcext:value-type="float">
            <text:p>0.0296465739</text:p>
          </table:table-cell>
          <table:table-cell/>
          <table:table-cell table:formula="of:=AVERAGE([.F2:.F6])" office:value-type="float" office:value="0.172589975712078" calcext:value-type="float">
            <text:p>0.1725899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6])" office:value-type="float" office:value="0.00025875956897989" calcext:value-type="float">
            <text:p>0.0002587596</text:p>
          </table:table-cell>
          <table:table-cell/>
          <table:table-cell table:formula="of:=STDEV([.D2:.D6])" office:value-type="float" office:value="0.000443696570848415" calcext:value-type="float">
            <text:p>0.0004436966</text:p>
          </table:table-cell>
          <table:table-cell/>
          <table:table-cell table:formula="of:=STDEV([.F2:.F6])" office:value-type="float" office:value="0.00390638818831466" calcext:value-type="float">
            <text:p>0.003906388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0T18:13:08.287573207</dc:date>
    <dc:creator>Surender Kumar</dc:creator>
    <meta:editing-duration>PT2M47S</meta:editing-duration>
    <meta:editing-cycles>1</meta:editing-cycles>
    <meta:document-statistic meta:table-count="1" meta:cell-count="56" meta:object-count="0"/>
    <meta:generator>LibreOffice/5.1.4.2$Linux_X86_64 LibreOffice_project/10m0$Build-2</meta:generator>
  </office:meta>
</office:document-meta>
</file>